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928cm"/>
    </style:style>
    <style:style style:name="co3" style:family="table-column">
      <style:table-column-properties fo:break-before="auto" style:column-width="1.797cm"/>
    </style:style>
    <style:style style:name="co4" style:family="table-column">
      <style:table-column-properties fo:break-before="auto" style:column-width="0.953cm"/>
    </style:style>
    <style:style style:name="co5" style:family="table-column">
      <style:table-column-properties fo:break-before="auto" style:column-width="1.334cm"/>
    </style:style>
    <style:style style:name="co6" style:family="table-column">
      <style:table-column-properties fo:break-before="auto" style:column-width="1.279cm"/>
    </style:style>
    <style:style style:name="co7" style:family="table-column">
      <style:table-column-properties fo:break-before="auto" style:column-width="1.66cm"/>
    </style:style>
    <style:style style:name="co8" style:family="table-column">
      <style:table-column-properties fo:break-before="auto" style:column-width="1.57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true" gnm:background-colour="#ffffff" gnm:pattern-colour="#000000" gnm:pattern="0" style:vertical-align="middle"/>
      <style:paragraph-properties fo:text-align="center" fo:margin-left="0cm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600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4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7" style:family="table-cell" style:parent-style-name="Default" style:data-style-name="N108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8" style:family="table-cell" style:parent-style-name="Default" style:data-style-name="N108">
      <style:table-cell-properties style:glyph-orientation-vertical="auto" fo:border-bottom="0.06pt solid #000000" style:cell-protect="protected" style:print-content="true" style:diagonal-bl-tr="none" style:diagonal-tl-br="none" style:text-align-source="value-type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true" gnm:background-colour="#ffffff" gnm:pattern-colour="#000000" gnm:pattern="0" style:vertical-align="middle"/>
      <style:paragraph-properties fo:text-align="end" fo:margin-left="0cm"/>
      <style:text-properties fo:color="#000000" style:text-line-through-style="none" style:text-line-through-type="none" style:font-name="Liberation Sans" fo:font-size="10pt" fo:font-style="normal" style:text-underline-style="none" fo:font-weight="bold" style:text-underline-mode="continuous" style:text-overline-mode="continuous" style:text-line-through-mode="continuous" style:font-size-asian="10pt" style:font-weight-asian="bold" style:font-size-complex="10pt" style:font-weight-complex="600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background-colour="#ff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2" style:family="table-cell" style:parent-style-name="Default">
      <style:table-cell-properties style:glyph-orientation-vertical="auto" fo:border-bottom="0.06pt solid #000000" style:cell-protect="protected" style:print-content="true" style:diagonal-bl-tr="none" style:diagonal-tl-br="none" style:text-align-source="fix" style:repeat-content="false" fo:background-color="transparent" fo:wrap-option="no-wrap" fo:border-left="none" fo:border-right="none" style:rotation-angle="0" style:rotation-align="none" style:shrink-to-fit="false" fo:border-top="none" gnm:background-colour="#00ff00" gnm:pattern-colour="#000000" gnm:pattern="1" style:vertical-align="bottom"/>
      <style:paragraph-properties fo:text-align="end" fo:margin-left="0cm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 style:shrink-to-fit="true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600"/>
    </style:style>
    <style:style style:name="ce1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fo:border-bottom="2.24pt double-thin #000000" style:border-line-width-bottom="0.018cm 0.044cm 0.018cm" fo:border-left="none" fo:border-right="none" fo:border-top="none"/>
    </style:style>
    <style:style style:name="ce20" style:family="table-cell" style:parent-style-name="Default" style:data-style-name="N108"/>
    <style:style style:name="ce21" style:family="table-cell" style:parent-style-name="Default" style:data-style-name="N108">
      <style:table-cell-properties fo:border-bottom="0.06pt solid #000000" fo:background-color="transparent" fo:border-left="none" fo:border-right="none" fo:border-top="none"/>
    </style:style>
    <style:style style:name="ce22" style:family="table-cell" style:parent-style-name="Default">
      <style:table-cell-properties fo:border-bottom="2.24pt double-thin #000000" style:border-line-width-bottom="0.018cm 0.044cm 0.018cm" style:text-align-source="fix" style:repeat-content="false" fo:border-left="none" fo:border-right="none" fo:border-top="none"/>
      <style:paragraph-properties fo:text-align="end" fo:margin-left="0cm"/>
    </style:style>
    <style:style style:name="ce23" style:family="table-cell" style:parent-style-name="Default" style:data-style-name="N108"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108">
      <style:table-cell-properties fo:background-color="transparent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08">
      <style:table-cell-properties fo:border-bottom="0.06pt solid #000000" fo:background-color="transparent" fo:border-left="none" fo:border-right="none" fo:border-top="none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8">
      <style:table-cell-properties fo:border-bottom="none" fo:border-left="none" fo:border-right="none" fo:border-top="0.06pt solid #000000"/>
    </style:style>
    <style:style style:name="ce27" style:family="table-cell" style:parent-style-name="Default">
      <style:table-cell-properties style:shrink-to-fit="true"/>
      <style:text-properties fo:font-size="10pt" style:font-size-asian="10pt" style:font-size-complex="10pt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6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default-cell-style-name="ce20"/>
        <table:table-column table:style-name="co8" table:default-cell-style-name="ce23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igikey#</text:p>
          </table:table-cell>
          <table:table-cell table:style-name="ce1" office:value-type="string" calcext:value-type="string">
            <text:p>Price/Qty</text:p>
          </table:table-cell>
          <table:table-cell table:style-name="ce9" office:value-type="string" calcext:value-type="string">
            <text:p>Qty/Board</text:p>
          </table:table-cell>
          <table:table-cell table:style-name="ce15" office:value-type="string" calcext:value-type="string">
            <text:p>Qty Board/Panel</text:p>
          </table:table-cell>
          <table:table-cell table:style-name="ce15" office:value-type="string" calcext:value-type="string">
            <text:p>Qty/Panel</text:p>
          </table:table-cell>
          <table:table-cell table:style-name="ce15" office:value-type="string" calcext:value-type="string">
            <text:p>Price/Board</text:p>
          </table:table-cell>
          <table:table-cell table:style-name="ce15" office:value-type="string" calcext:value-type="string">
            <text:p>Price/Panel</text:p>
          </table:table-cell>
          <table:table-cell table:style-name="ce27" table:number-columns-repeated="1016"/>
        </table:table-row>
        <table:table-row table:style-name="ro1">
          <table:table-cell office:value-type="string" calcext:value-type="string">
            <text:p>4.7uF</text:p>
          </table:table-cell>
          <table:table-cell office:value-type="string" calcext:value-type="string">
            <text:p>490-3335-1-ND</text:p>
          </table:table-cell>
          <table:table-cell office:value-type="currency" office:currency="EUR" office:value="0.17" calcext:value-type="currency">
            <text:p>€ 0.1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2];[.E2])" office:value-type="float" office:value="3" calcext:value-type="float">
            <text:p>3</text:p>
          </table:table-cell>
          <table:table-cell table:formula="of:=PRODUCT([.C2];[.D2])" office:value-type="currency" office:currency="EUR" office:value="0.17" calcext:value-type="currency">
            <text:p>€ 0.17</text:p>
          </table:table-cell>
          <table:table-cell table:formula="of:=PRODUCT([.D2:.E2])*[.C2]" office:value-type="currency" office:currency="EUR" office:value="0.51" calcext:value-type="currency">
            <text:p>€ 0.51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296-44509-5-ND</text:p>
          </table:table-cell>
          <table:table-cell office:value-type="currency" office:currency="EUR" office:value="2.84" calcext:value-type="currency">
            <text:p>€ 2.8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3];[.E3])" office:value-type="float" office:value="3" calcext:value-type="float">
            <text:p>3</text:p>
          </table:table-cell>
          <table:table-cell table:formula="of:=PRODUCT([.C3];[.D3])" office:value-type="currency" office:currency="EUR" office:value="2.84" calcext:value-type="currency">
            <text:p>€ 2.84</text:p>
          </table:table-cell>
          <table:table-cell table:formula="of:=PRODUCT([.D3:.E3])*[.C3]" office:value-type="currency" office:currency="EUR" office:value="8.52" calcext:value-type="currency">
            <text:p>€ 8.52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ED10561-ND </text:p>
          </table:table-cell>
          <table:table-cell office:value-type="currency" office:currency="EUR" office:value="0.54" calcext:value-type="currency">
            <text:p>€ 0.54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PRODUCT([.D4];[.E4])" office:value-type="float" office:value="4" calcext:value-type="float">
            <text:p>4</text:p>
          </table:table-cell>
          <table:table-cell table:formula="of:=PRODUCT([.C4];[.D4])" office:value-type="currency" office:currency="EUR" office:value="1.08" calcext:value-type="currency">
            <text:p>€ 1.08</text:p>
          </table:table-cell>
          <table:table-cell table:formula="of:=PRODUCT([.D4:.E4])*[.C4]" office:value-type="currency" office:currency="EUR" office:value="2.16" calcext:value-type="currency">
            <text:p>€ 2.16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Q4431EY-T1_GE3CT-ND</text:p>
          </table:table-cell>
          <table:table-cell office:value-type="currency" office:currency="EUR" office:value="0.86" calcext:value-type="currency">
            <text:p>€ 0.8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5];[.E5])" office:value-type="float" office:value="3" calcext:value-type="float">
            <text:p>3</text:p>
          </table:table-cell>
          <table:table-cell table:formula="of:=PRODUCT([.C5];[.D5])" office:value-type="currency" office:currency="EUR" office:value="0.86" calcext:value-type="currency">
            <text:p>€ 0.86</text:p>
          </table:table-cell>
          <table:table-cell table:formula="of:=PRODUCT([.D5:.E5])*[.C5]" office:value-type="currency" office:currency="EUR" office:value="2.58" calcext:value-type="currency">
            <text:p>€ 2.5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952-1706-ND</text:p>
          </table:table-cell>
          <table:table-cell office:value-type="currency" office:currency="EUR" office:value="2.51" calcext:value-type="currency">
            <text:p>€ 2.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D6];[.E6])" office:value-type="float" office:value="2" calcext:value-type="float">
            <text:p>2</text:p>
          </table:table-cell>
          <table:table-cell table:formula="of:=PRODUCT([.C6];[.D6])" office:value-type="currency" office:currency="EUR" office:value="2.51" calcext:value-type="currency">
            <text:p>€ 2.51</text:p>
          </table:table-cell>
          <table:table-cell table:formula="of:=PRODUCT([.D6:.E6])*[.C6]" office:value-type="currency" office:currency="EUR" office:value="5.02" calcext:value-type="currency">
            <text:p>€ 5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R-JUMPA</text:p>
          </table:table-cell>
          <table:table-cell office:value-type="string" calcext:value-type="string">
            <text:p>HCJ0805ZT0R00CT-ND </text:p>
          </table:table-cell>
          <table:table-cell office:value-type="currency" office:currency="EUR" office:value="0.55" calcext:value-type="currency">
            <text:p>€ 0.5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7];[.E7])" office:value-type="float" office:value="6" calcext:value-type="float">
            <text:p>6</text:p>
          </table:table-cell>
          <table:table-cell table:formula="of:=PRODUCT([.C7];[.D7])" office:value-type="currency" office:currency="EUR" office:value="1.1" calcext:value-type="currency">
            <text:p>€ 1.10</text:p>
          </table:table-cell>
          <table:table-cell table:formula="of:=PRODUCT([.D7:.E7])*[.C7]" office:value-type="currency" office:currency="EUR" office:value="3.3" calcext:value-type="currency">
            <text:p>€ 3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0R02</text:p>
          </table:table-cell>
          <table:table-cell office:value-type="string" calcext:value-type="string">
            <text:p>HCJ0805ZT0R00CT-ND </text:p>
          </table:table-cell>
          <table:table-cell office:value-type="currency" office:currency="EUR" office:value="0.55" calcext:value-type="currency">
            <text:p>€ 0.5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D8];[.E8])" office:value-type="float" office:value="5" calcext:value-type="float">
            <text:p>5</text:p>
          </table:table-cell>
          <table:table-cell table:formula="of:=PRODUCT([.C8];[.D8])" office:value-type="currency" office:currency="EUR" office:value="0.55" calcext:value-type="currency">
            <text:p>€ 0.55</text:p>
          </table:table-cell>
          <table:table-cell table:formula="of:=PRODUCT([.D8:.E8])*[.C8]" office:value-type="currency" office:currency="EUR" office:value="2.75" calcext:value-type="currency">
            <text:p>€ 2.7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k</text:p>
          </table:table-cell>
          <table:table-cell office:value-type="string" calcext:value-type="string">
            <text:p>311-100KLR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PRODUCT([.D9];[.E9])" office:value-type="float" office:value="20" calcext:value-type="float">
            <text:p>20</text:p>
          </table:table-cell>
          <table:table-cell table:formula="of:=PRODUCT([.C9];[.D9])" office:value-type="currency" office:currency="EUR" office:value="0.36" calcext:value-type="currency">
            <text:p>€ 0.36</text:p>
          </table:table-cell>
          <table:table-cell table:formula="of:=PRODUCT([.D9:.E9])*[.C9]" office:value-type="currency" office:currency="EUR" office:value="1.8" calcext:value-type="currency">
            <text:p>€ 1.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445-8095-1-ND</text:p>
          </table:table-cell>
          <table:table-cell office:value-type="currency" office:currency="EUR" office:value="0.17" calcext:value-type="currency">
            <text:p>€ 0.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PRODUCT([.D10];[.E10])" office:value-type="float" office:value="30" calcext:value-type="float">
            <text:p>30</text:p>
          </table:table-cell>
          <table:table-cell table:formula="of:=PRODUCT([.C10];[.D10])" office:value-type="currency" office:currency="EUR" office:value="1.02" calcext:value-type="currency">
            <text:p>€ 1.02</text:p>
          </table:table-cell>
          <table:table-cell table:formula="of:=PRODUCT([.D10:.E10])*[.C10]" office:value-type="currency" office:currency="EUR" office:value="5.1" calcext:value-type="currency">
            <text:p>€ 5.1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nF/25V</text:p>
          </table:table-cell>
          <table:table-cell office:value-type="string" calcext:value-type="string">
            <text:p>445-1316-1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D11];[.E11])" office:value-type="float" office:value="5" calcext:value-type="float">
            <text:p>5</text:p>
          </table:table-cell>
          <table:table-cell table:formula="of:=PRODUCT([.C11];[.D11])" office:value-type="currency" office:currency="EUR" office:value="0.09" calcext:value-type="currency">
            <text:p>€ 0.09</text:p>
          </table:table-cell>
          <table:table-cell table:formula="of:=PRODUCT([.D11:.E11])*[.C11]" office:value-type="currency" office:currency="EUR" office:value="0.45" calcext:value-type="currency">
            <text:p>€ 0.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u</text:p>
          </table:table-cell>
          <table:table-cell office:value-type="string" calcext:value-type="string">
            <text:p>478-5236-1-ND</text:p>
          </table:table-cell>
          <table:table-cell office:value-type="currency" office:currency="EUR" office:value="1.03" calcext:value-type="currency">
            <text:p>€ 1.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12];[.E12])" office:value-type="float" office:value="6" calcext:value-type="float">
            <text:p>6</text:p>
          </table:table-cell>
          <table:table-cell table:formula="of:=PRODUCT([.C12];[.D12])" office:value-type="currency" office:currency="EUR" office:value="2.06" calcext:value-type="currency">
            <text:p>€ 2.06</text:p>
          </table:table-cell>
          <table:table-cell table:formula="of:=PRODUCT([.D12:.E12])*[.C12]" office:value-type="currency" office:currency="EUR" office:value="6.18" calcext:value-type="currency">
            <text:p>€ 6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kR</text:p>
          </table:table-cell>
          <table:table-cell office:value-type="string" calcext:value-type="string">
            <text:p>RMCF0805JT10K0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13];[.E13])" office:value-type="float" office:value="10" calcext:value-type="float">
            <text:p>10</text:p>
          </table:table-cell>
          <table:table-cell table:formula="of:=PRODUCT([.C13];[.D13])" office:value-type="currency" office:currency="EUR" office:value="0.09" calcext:value-type="currency">
            <text:p>€ 0.09</text:p>
          </table:table-cell>
          <table:table-cell table:formula="of:=PRODUCT([.D13:.E13])*[.C13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kR</text:p>
          </table:table-cell>
          <table:table-cell office:value-type="string" calcext:value-type="string">
            <text:p>311-10KJ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PRODUCT([.D14];[.E14])" office:value-type="float" office:value="45" calcext:value-type="float">
            <text:p>45</text:p>
          </table:table-cell>
          <table:table-cell table:formula="of:=PRODUCT([.C14];[.D14])" office:value-type="currency" office:currency="EUR" office:value="1.35" calcext:value-type="currency">
            <text:p>€ 1.35</text:p>
          </table:table-cell>
          <table:table-cell table:formula="of:=PRODUCT([.D14:.E14])*[.C14]" office:value-type="currency" office:currency="EUR" office:value="4.05" calcext:value-type="currency">
            <text:p>€ 4.0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nF</text:p>
          </table:table-cell>
          <table:table-cell office:value-type="string" calcext:value-type="string">
            <text:p>311-1136-1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15];[.E15])" office:value-type="float" office:value="10" calcext:value-type="float">
            <text:p>10</text:p>
          </table:table-cell>
          <table:table-cell table:formula="of:=PRODUCT([.C15];[.D15])" office:value-type="currency" office:currency="EUR" office:value="0.09" calcext:value-type="currency">
            <text:p>€ 0.09</text:p>
          </table:table-cell>
          <table:table-cell table:formula="of:=PRODUCT([.D15:.E15])*[.C15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uF</text:p>
          </table:table-cell>
          <table:table-cell office:value-type="string" calcext:value-type="string">
            <text:p>445-4112-1-ND</text:p>
          </table:table-cell>
          <table:table-cell office:value-type="currency" office:currency="EUR" office:value="0.18" calcext:value-type="currency">
            <text:p>€ 0.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PRODUCT([.D16];[.E16])" office:value-type="float" office:value="10" calcext:value-type="float">
            <text:p>10</text:p>
          </table:table-cell>
          <table:table-cell table:formula="of:=PRODUCT([.C16];[.D16])" office:value-type="currency" office:currency="EUR" office:value="0.36" calcext:value-type="currency">
            <text:p>€ 0.36</text:p>
          </table:table-cell>
          <table:table-cell table:formula="of:=PRODUCT([.D16:.E16])*[.C16]" office:value-type="currency" office:currency="EUR" office:value="1.8" calcext:value-type="currency">
            <text:p>€ 1.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k8R</text:p>
          </table:table-cell>
          <table:table-cell office:value-type="string" calcext:value-type="string">
            <text:p>YAG2958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17];[.E17])" office:value-type="float" office:value="10" calcext:value-type="float">
            <text:p>10</text:p>
          </table:table-cell>
          <table:table-cell table:formula="of:=PRODUCT([.C17];[.D17])" office:value-type="currency" office:currency="EUR" office:value="0.09" calcext:value-type="currency">
            <text:p>€ 0.09</text:p>
          </table:table-cell>
          <table:table-cell table:formula="of:=PRODUCT([.D17:.E17])*[.C17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k62R</text:p>
          </table:table-cell>
          <table:table-cell office:value-type="string" calcext:value-type="string">
            <text:p>541-1.62KL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18];[.E18])" office:value-type="float" office:value="10" calcext:value-type="float">
            <text:p>10</text:p>
          </table:table-cell>
          <table:table-cell table:formula="of:=PRODUCT([.C18];[.D18])" office:value-type="currency" office:currency="EUR" office:value="0.09" calcext:value-type="currency">
            <text:p>€ 0.09</text:p>
          </table:table-cell>
          <table:table-cell table:formula="of:=PRODUCT([.D18:.E18])*[.C18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kR</text:p>
          </table:table-cell>
          <table:table-cell office:value-type="string" calcext:value-type="string">
            <text:p>311-1.0KJ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D19];[.E19])" office:value-type="float" office:value="20" calcext:value-type="float">
            <text:p>20</text:p>
          </table:table-cell>
          <table:table-cell table:formula="of:=PRODUCT([.C19];[.D19])" office:value-type="currency" office:currency="EUR" office:value="0.18" calcext:value-type="currency">
            <text:p>€ 0.18</text:p>
          </table:table-cell>
          <table:table-cell table:formula="of:=PRODUCT([.D19:.E19])*[.C19]" office:value-type="currency" office:currency="EUR" office:value="1.8" calcext:value-type="currency">
            <text:p>€ 1.8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uF/16V</text:p>
          </table:table-cell>
          <table:table-cell office:value-type="string" calcext:value-type="string">
            <text:p>732-7945-1-ND </text:p>
          </table:table-cell>
          <table:table-cell office:value-type="currency" office:currency="EUR" office:value="0.13" calcext:value-type="currency">
            <text:p>€ 0.1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20];[.E20])" office:value-type="float" office:value="10" calcext:value-type="float">
            <text:p>10</text:p>
          </table:table-cell>
          <table:table-cell table:formula="of:=PRODUCT([.C20];[.D20])" office:value-type="currency" office:currency="EUR" office:value="0.13" calcext:value-type="currency">
            <text:p>€ 0.13</text:p>
          </table:table-cell>
          <table:table-cell table:formula="of:=PRODUCT([.D20:.E20])*[.C20]" office:value-type="currency" office:currency="EUR" office:value="1.3" calcext:value-type="currency">
            <text:p>€ 1.3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2uF</text:p>
          </table:table-cell>
          <table:table-cell office:value-type="string" calcext:value-type="string">
            <text:p>587-1293-1-ND</text:p>
          </table:table-cell>
          <table:table-cell office:value-type="currency" office:currency="EUR" office:value="0.15" calcext:value-type="currency">
            <text:p>€ 0.1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PRODUCT([.D21];[.E21])" office:value-type="float" office:value="10" calcext:value-type="float">
            <text:p>10</text:p>
          </table:table-cell>
          <table:table-cell table:formula="of:=PRODUCT([.C21];[.D21])" office:value-type="currency" office:currency="EUR" office:value="0.3" calcext:value-type="currency">
            <text:p>€ 0.30</text:p>
          </table:table-cell>
          <table:table-cell table:formula="of:=PRODUCT([.D21:.E21])*[.C21]" office:value-type="currency" office:currency="EUR" office:value="1.5" calcext:value-type="currency">
            <text:p>€ 1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6uH</text:p>
          </table:table-cell>
          <table:table-cell office:value-type="string" calcext:value-type="string">
            <text:p>587-2977-1-ND</text:p>
          </table:table-cell>
          <table:table-cell office:value-type="currency" office:currency="EUR" office:value="0.56" calcext:value-type="currency">
            <text:p>€ 0.5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22];[.E22])" office:value-type="float" office:value="6" calcext:value-type="float">
            <text:p>6</text:p>
          </table:table-cell>
          <table:table-cell table:formula="of:=PRODUCT([.C22];[.D22])" office:value-type="currency" office:currency="EUR" office:value="1.12" calcext:value-type="currency">
            <text:p>€ 1.12</text:p>
          </table:table-cell>
          <table:table-cell table:formula="of:=PRODUCT([.D22:.E22])*[.C22]" office:value-type="currency" office:currency="EUR" office:value="3.36" calcext:value-type="currency">
            <text:p>€ 3.3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0nF/25V</text:p>
          </table:table-cell>
          <table:table-cell office:value-type="string" calcext:value-type="string">
            <text:p>445-5191-1-ND</text:p>
          </table:table-cell>
          <table:table-cell office:value-type="currency" office:currency="EUR" office:value="0.11" calcext:value-type="currency">
            <text:p>€ 0.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PRODUCT([.D23];[.E23])" office:value-type="float" office:value="20" calcext:value-type="float">
            <text:p>20</text:p>
          </table:table-cell>
          <table:table-cell table:formula="of:=PRODUCT([.C23];[.D23])" office:value-type="currency" office:currency="EUR" office:value="0.22" calcext:value-type="currency">
            <text:p>€ 0.22</text:p>
          </table:table-cell>
          <table:table-cell table:formula="of:=PRODUCT([.D23:.E23])*[.C23]" office:value-type="currency" office:currency="EUR" office:value="2.2" calcext:value-type="currency">
            <text:p>€ 2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kR</text:p>
          </table:table-cell>
          <table:table-cell office:value-type="string" calcext:value-type="string">
            <text:p>311-22KJ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24];[.E24])" office:value-type="float" office:value="10" calcext:value-type="float">
            <text:p>10</text:p>
          </table:table-cell>
          <table:table-cell table:formula="of:=PRODUCT([.C24];[.D24])" office:value-type="currency" office:currency="EUR" office:value="0.09" calcext:value-type="currency">
            <text:p>€ 0.09</text:p>
          </table:table-cell>
          <table:table-cell table:formula="of:=PRODUCT([.D24:.E24])*[.C24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uF/25V</text:p>
          </table:table-cell>
          <table:table-cell office:value-type="string" calcext:value-type="string">
            <text:p>478-5999-1-ND</text:p>
          </table:table-cell>
          <table:table-cell office:value-type="currency" office:currency="EUR" office:value="1" calcext:value-type="currency">
            <text:p>€ 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25];[.E25])" office:value-type="float" office:value="6" calcext:value-type="float">
            <text:p>6</text:p>
          </table:table-cell>
          <table:table-cell table:formula="of:=PRODUCT([.C25];[.D25])" office:value-type="currency" office:currency="EUR" office:value="2" calcext:value-type="currency">
            <text:p>€ 2.00</text:p>
          </table:table-cell>
          <table:table-cell table:formula="of:=PRODUCT([.D25:.E25])*[.C25]" office:value-type="currency" office:currency="EUR" office:value="6" calcext:value-type="currency">
            <text:p>€ 6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2uF/6.3V</text:p>
          </table:table-cell>
          <table:table-cell office:value-type="string" calcext:value-type="string">
            <text:p>478-5999-1-ND</text:p>
          </table:table-cell>
          <table:table-cell office:value-type="currency" office:currency="EUR" office:value="1" calcext:value-type="currency">
            <text:p>€ 1.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26];[.E26])" office:value-type="float" office:value="6" calcext:value-type="float">
            <text:p>6</text:p>
          </table:table-cell>
          <table:table-cell table:formula="of:=PRODUCT([.C26];[.D26])" office:value-type="currency" office:currency="EUR" office:value="2" calcext:value-type="currency">
            <text:p>€ 2.00</text:p>
          </table:table-cell>
          <table:table-cell table:formula="of:=PRODUCT([.D26:.E26])*[.C26]" office:value-type="currency" office:currency="EUR" office:value="6" calcext:value-type="currency">
            <text:p>€ 6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k2R</text:p>
          </table:table-cell>
          <table:table-cell office:value-type="string" calcext:value-type="string">
            <text:p>RMCF0805JT2K20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27];[.E27])" office:value-type="float" office:value="10" calcext:value-type="float">
            <text:p>10</text:p>
          </table:table-cell>
          <table:table-cell table:formula="of:=PRODUCT([.C27];[.D27])" office:value-type="currency" office:currency="EUR" office:value="0.09" calcext:value-type="currency">
            <text:p>€ 0.09</text:p>
          </table:table-cell>
          <table:table-cell table:formula="of:=PRODUCT([.D27:.E27])*[.C27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1k6R</text:p>
          </table:table-cell>
          <table:table-cell office:value-type="string" calcext:value-type="string">
            <text:p>YAG3115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28];[.E28])" office:value-type="float" office:value="10" calcext:value-type="float">
            <text:p>10</text:p>
          </table:table-cell>
          <table:table-cell table:formula="of:=PRODUCT([.C28];[.D28])" office:value-type="currency" office:currency="EUR" office:value="0.09" calcext:value-type="currency">
            <text:p>€ 0.09</text:p>
          </table:table-cell>
          <table:table-cell table:formula="of:=PRODUCT([.D28:.E28])*[.C28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0R</text:p>
          </table:table-cell>
          <table:table-cell office:value-type="string" calcext:value-type="string">
            <text:p>311-330GR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PRODUCT([.D29];[.E29])" office:value-type="float" office:value="24" calcext:value-type="float">
            <text:p>24</text:p>
          </table:table-cell>
          <table:table-cell table:formula="of:=PRODUCT([.C29];[.D29])" office:value-type="currency" office:currency="EUR" office:value="0.72" calcext:value-type="currency">
            <text:p>€ 0.72</text:p>
          </table:table-cell>
          <table:table-cell table:formula="of:=PRODUCT([.D29:.E29])*[.C29]" office:value-type="currency" office:currency="EUR" office:value="2.16" calcext:value-type="currency">
            <text:p>€ 2.1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nF/16V</text:p>
          </table:table-cell>
          <table:table-cell office:value-type="string" calcext:value-type="string">
            <text:p>445-12238-1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30];[.E30])" office:value-type="float" office:value="10" calcext:value-type="float">
            <text:p>10</text:p>
          </table:table-cell>
          <table:table-cell table:formula="of:=PRODUCT([.C30];[.D30])" office:value-type="currency" office:currency="EUR" office:value="0.09" calcext:value-type="currency">
            <text:p>€ 0.09</text:p>
          </table:table-cell>
          <table:table-cell table:formula="of:=PRODUCT([.D30:.E30])*[.C30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nF/16V</text:p>
          </table:table-cell>
          <table:table-cell office:value-type="string" calcext:value-type="string">
            <text:p>445-12238-1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31];[.E31])" office:value-type="float" office:value="10" calcext:value-type="float">
            <text:p>10</text:p>
          </table:table-cell>
          <table:table-cell table:formula="of:=PRODUCT([.C31];[.D31])" office:value-type="currency" office:currency="EUR" office:value="0.09" calcext:value-type="currency">
            <text:p>€ 0.09</text:p>
          </table:table-cell>
          <table:table-cell table:formula="of:=PRODUCT([.D31:.E31])*[.C31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5uH</text:p>
          </table:table-cell>
          <table:table-cell office:value-type="string" calcext:value-type="string">
            <text:p><text:s/>P19773CT-ND </text:p>
          </table:table-cell>
          <table:table-cell office:value-type="currency" office:currency="EUR" office:value="1.07" calcext:value-type="currency">
            <text:p>€ 1.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32];[.E32])" office:value-type="float" office:value="3" calcext:value-type="float">
            <text:p>3</text:p>
          </table:table-cell>
          <table:table-cell table:formula="of:=PRODUCT([.C32];[.D32])" office:value-type="currency" office:currency="EUR" office:value="1.07" calcext:value-type="currency">
            <text:p>€ 1.07</text:p>
          </table:table-cell>
          <table:table-cell table:formula="of:=PRODUCT([.D32:.E32])*[.C32]" office:value-type="currency" office:currency="EUR" office:value="3.21" calcext:value-type="currency">
            <text:p>€ 3.2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47uF/25V</text:p>
          </table:table-cell>
          <table:table-cell office:value-type="string" calcext:value-type="string">
            <text:p>399-10299-1-ND</text:p>
          </table:table-cell>
          <table:table-cell office:value-type="currency" office:currency="EUR" office:value="1.75" calcext:value-type="currency">
            <text:p>€ 1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33];[.E33])" office:value-type="float" office:value="3" calcext:value-type="float">
            <text:p>3</text:p>
          </table:table-cell>
          <table:table-cell table:formula="of:=PRODUCT([.C33];[.D33])" office:value-type="currency" office:currency="EUR" office:value="1.75" calcext:value-type="currency">
            <text:p>€ 1.75</text:p>
          </table:table-cell>
          <table:table-cell table:formula="of:=PRODUCT([.D33:.E33])*[.C33]" office:value-type="currency" office:currency="EUR" office:value="5.25" calcext:value-type="currency">
            <text:p>€ 5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5k62R</text:p>
          </table:table-cell>
          <table:table-cell office:value-type="string" calcext:value-type="string">
            <text:p>311-5.62KL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34];[.E34])" office:value-type="float" office:value="10" calcext:value-type="float">
            <text:p>10</text:p>
          </table:table-cell>
          <table:table-cell table:formula="of:=PRODUCT([.C34];[.D34])" office:value-type="currency" office:currency="EUR" office:value="0.09" calcext:value-type="currency">
            <text:p>€ 0.09</text:p>
          </table:table-cell>
          <table:table-cell table:formula="of:=PRODUCT([.D34:.E34])*[.C34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750mA</text:p>
          </table:table-cell>
          <table:table-cell office:value-type="string" calcext:value-type="string">
            <text:p>F4146CT-ND</text:p>
          </table:table-cell>
          <table:table-cell office:value-type="currency" office:currency="EUR" office:value="0.93" calcext:value-type="currency">
            <text:p>€ 0.9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D35];[.E35])" office:value-type="float" office:value="5" calcext:value-type="float">
            <text:p>5</text:p>
          </table:table-cell>
          <table:table-cell table:formula="of:=PRODUCT([.C35];[.D35])" office:value-type="currency" office:currency="EUR" office:value="0.93" calcext:value-type="currency">
            <text:p>€ 0.93</text:p>
          </table:table-cell>
          <table:table-cell table:formula="of:=PRODUCT([.D35:.E35])*[.C35]" office:value-type="currency" office:currency="EUR" office:value="4.65" calcext:value-type="currency">
            <text:p>€ 4.6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90k9</text:p>
          </table:table-cell>
          <table:table-cell office:value-type="string" calcext:value-type="string">
            <text:p>311-90.9KLR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36];[.E36])" office:value-type="float" office:value="10" calcext:value-type="float">
            <text:p>10</text:p>
          </table:table-cell>
          <table:table-cell table:formula="of:=PRODUCT([.C36];[.D36])" office:value-type="currency" office:currency="EUR" office:value="0.09" calcext:value-type="currency">
            <text:p>€ 0.09</text:p>
          </table:table-cell>
          <table:table-cell table:formula="of:=PRODUCT([.D36:.E36])*[.C36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_UNO</text:p>
          </table:table-cell>
          <table:table-cell office:value-type="string" calcext:value-type="string">
            <text:p>SAM1198-08-ND </text:p>
          </table:table-cell>
          <table:table-cell office:value-type="currency" office:currency="EUR" office:value="2.71" calcext:value-type="currency">
            <text:p>€ 2.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37];[.E37])" office:value-type="float" office:value="6" calcext:value-type="float">
            <text:p>6</text:p>
          </table:table-cell>
          <table:table-cell table:formula="of:=PRODUCT([.C37];[.D37])" office:value-type="currency" office:currency="EUR" office:value="5.42" calcext:value-type="currency">
            <text:p>€ 5.42</text:p>
          </table:table-cell>
          <table:table-cell table:formula="of:=PRODUCT([.D37:.E37])*[.C37]" office:value-type="currency" office:currency="EUR" office:value="16.26" calcext:value-type="currency">
            <text:p>€ 16.2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_UNO</text:p>
          </table:table-cell>
          <table:table-cell office:value-type="string" calcext:value-type="string">
            <text:p>SAM1180-06-ND</text:p>
          </table:table-cell>
          <table:table-cell office:value-type="currency" office:currency="EUR" office:value="2.18" calcext:value-type="currency">
            <text:p>€ 2.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38];[.E38])" office:value-type="float" office:value="3" calcext:value-type="float">
            <text:p>3</text:p>
          </table:table-cell>
          <table:table-cell table:formula="of:=PRODUCT([.C38];[.D38])" office:value-type="currency" office:currency="EUR" office:value="2.18" calcext:value-type="currency">
            <text:p>€ 2.18</text:p>
          </table:table-cell>
          <table:table-cell table:formula="of:=PRODUCT([.D38:.E38])*[.C38]" office:value-type="currency" office:currency="EUR" office:value="6.54" calcext:value-type="currency">
            <text:p>€ 6.5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RDUINO_UNO</text:p>
          </table:table-cell>
          <table:table-cell office:value-type="string" calcext:value-type="string">
            <text:p>SAM1187-10-ND</text:p>
          </table:table-cell>
          <table:table-cell office:value-type="currency" office:currency="EUR" office:value="2.83" calcext:value-type="currency">
            <text:p>€ 2.8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39];[.E39])" office:value-type="float" office:value="3" calcext:value-type="float">
            <text:p>3</text:p>
          </table:table-cell>
          <table:table-cell table:formula="of:=PRODUCT([.C39];[.D39])" office:value-type="currency" office:currency="EUR" office:value="2.83" calcext:value-type="currency">
            <text:p>€ 2.83</text:p>
          </table:table-cell>
          <table:table-cell table:formula="of:=PRODUCT([.D39:.E39])*[.C39]" office:value-type="currency" office:currency="EUR" office:value="8.49" calcext:value-type="currency">
            <text:p>€ 8.4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EAD</text:p>
          </table:table-cell>
          <table:table-cell office:value-type="string" calcext:value-type="string">
            <text:p>490-1058-1-ND </text:p>
          </table:table-cell>
          <table:table-cell office:value-type="currency" office:currency="EUR" office:value="0.3" calcext:value-type="currency">
            <text:p>€ 0.3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PRODUCT([.D40];[.E40])" office:value-type="float" office:value="15" calcext:value-type="float">
            <text:p>15</text:p>
          </table:table-cell>
          <table:table-cell table:formula="of:=PRODUCT([.C40];[.D40])" office:value-type="currency" office:currency="EUR" office:value="1.5" calcext:value-type="currency">
            <text:p>€ 1.50</text:p>
          </table:table-cell>
          <table:table-cell table:formula="of:=PRODUCT([.D40:.E40])*[.C40]" office:value-type="currency" office:currency="EUR" office:value="4.5" calcext:value-type="currency">
            <text:p>€ 4.5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Q24266RGET</text:p>
          </table:table-cell>
          <table:table-cell office:value-type="string" calcext:value-type="string">
            <text:p>296-39923-1-ND</text:p>
          </table:table-cell>
          <table:table-cell office:value-type="currency" office:currency="EUR" office:value="4.01" calcext:value-type="currency">
            <text:p>€ 4.0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1];[.E41])" office:value-type="float" office:value="3" calcext:value-type="float">
            <text:p>3</text:p>
          </table:table-cell>
          <table:table-cell table:formula="of:=PRODUCT([.C41];[.D41])" office:value-type="currency" office:currency="EUR" office:value="4.01" calcext:value-type="currency">
            <text:p>€ 4.01</text:p>
          </table:table-cell>
          <table:table-cell table:formula="of:=PRODUCT([.D41:.E41])*[.C41]" office:value-type="currency" office:currency="EUR" office:value="12.03" calcext:value-type="currency">
            <text:p>€ 12.0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ON_HEADER_1X02</text:p>
          </table:table-cell>
          <table:table-cell office:value-type="string" calcext:value-type="string">
            <text:p>Z5627CT-ND </text:p>
          </table:table-cell>
          <table:table-cell office:value-type="currency" office:currency="EUR" office:value="1.62" calcext:value-type="currency">
            <text:p>€ 1.6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PRODUCT([.D42];[.E42])" office:value-type="float" office:value="0" calcext:value-type="float">
            <text:p>0</text:p>
          </table:table-cell>
          <table:table-cell table:formula="of:=PRODUCT([.C42];[.D42])" office:value-type="currency" office:currency="EUR" office:value="6.48" calcext:value-type="currency">
            <text:p>€ 6.48</text:p>
          </table:table-cell>
          <table:table-cell table:formula="of:=PRODUCT([.D42:.E42])*[.C42]" office:value-type="currency" office:currency="EUR" office:value="0" calcext:value-type="currency">
            <text:p>€ 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SM9DS1</text:p>
          </table:table-cell>
          <table:table-cell office:value-type="string" calcext:value-type="string">
            <text:p>497-14946-1-ND</text:p>
          </table:table-cell>
          <table:table-cell office:value-type="currency" office:currency="EUR" office:value="5.98" calcext:value-type="currency">
            <text:p>€ 5.9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3];[.E43])" office:value-type="float" office:value="3" calcext:value-type="float">
            <text:p>3</text:p>
          </table:table-cell>
          <table:table-cell table:formula="of:=PRODUCT([.C43];[.D43])" office:value-type="currency" office:currency="EUR" office:value="5.98" calcext:value-type="currency">
            <text:p>€ 5.98</text:p>
          </table:table-cell>
          <table:table-cell table:formula="of:=PRODUCT([.D43:.E43])*[.C43]" office:value-type="currency" office:currency="EUR" office:value="17.94" calcext:value-type="currency">
            <text:p>€ 17.9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RS320T3</text:p>
          </table:table-cell>
          <table:table-cell office:value-type="string" calcext:value-type="string">
            <text:p>SK1535-TPDKR-ND</text:p>
          </table:table-cell>
          <table:table-cell office:value-type="currency" office:currency="EUR" office:value="1.18" calcext:value-type="currency">
            <text:p>€ 1.1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PRODUCT([.D44];[.E44])" office:value-type="float" office:value="5" calcext:value-type="float">
            <text:p>5</text:p>
          </table:table-cell>
          <table:table-cell table:formula="of:=PRODUCT([.C44];[.D44])" office:value-type="currency" office:currency="EUR" office:value="1.18" calcext:value-type="currency">
            <text:p>€ 1.18</text:p>
          </table:table-cell>
          <table:table-cell table:formula="of:=PRODUCT([.D44:.E44])*[.C44]" office:value-type="currency" office:currency="EUR" office:value="5.9" calcext:value-type="currency">
            <text:p>€ 5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K+12V</text:p>
          </table:table-cell>
          <table:table-cell office:value-type="string" calcext:value-type="string">
            <text:p>350-2311-1-ND </text:p>
          </table:table-cell>
          <table:table-cell office:value-type="currency" office:currency="EUR" office:value="0.75" calcext:value-type="currency">
            <text:p>€ 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5];[.E45])" office:value-type="float" office:value="3" calcext:value-type="float">
            <text:p>3</text:p>
          </table:table-cell>
          <table:table-cell table:formula="of:=PRODUCT([.C45];[.D45])" office:value-type="currency" office:currency="EUR" office:value="0.75" calcext:value-type="currency">
            <text:p>€ 0.75</text:p>
          </table:table-cell>
          <table:table-cell table:formula="of:=PRODUCT([.D45:.E45])*[.C45]" office:value-type="currency" office:currency="EUR" office:value="2.25" calcext:value-type="currency">
            <text:p>€ 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K+3V</text:p>
          </table:table-cell>
          <table:table-cell office:value-type="string" calcext:value-type="string">
            <text:p>350-2311-1-ND </text:p>
          </table:table-cell>
          <table:table-cell office:value-type="currency" office:currency="EUR" office:value="0.75" calcext:value-type="currency">
            <text:p>€ 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6];[.E46])" office:value-type="float" office:value="3" calcext:value-type="float">
            <text:p>3</text:p>
          </table:table-cell>
          <table:table-cell table:formula="of:=PRODUCT([.C46];[.D46])" office:value-type="currency" office:currency="EUR" office:value="0.75" calcext:value-type="currency">
            <text:p>€ 0.75</text:p>
          </table:table-cell>
          <table:table-cell table:formula="of:=PRODUCT([.D46:.E46])*[.C46]" office:value-type="currency" office:currency="EUR" office:value="2.25" calcext:value-type="currency">
            <text:p>€ 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HARGE</text:p>
          </table:table-cell>
          <table:table-cell office:value-type="string" calcext:value-type="string">
            <text:p>350-2312-1-ND</text:p>
          </table:table-cell>
          <table:table-cell office:value-type="currency" office:currency="EUR" office:value="0.75" calcext:value-type="currency">
            <text:p>€ 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7];[.E47])" office:value-type="float" office:value="3" calcext:value-type="float">
            <text:p>3</text:p>
          </table:table-cell>
          <table:table-cell table:formula="of:=PRODUCT([.C47];[.D47])" office:value-type="currency" office:currency="EUR" office:value="0.75" calcext:value-type="currency">
            <text:p>€ 0.75</text:p>
          </table:table-cell>
          <table:table-cell table:formula="of:=PRODUCT([.D47:.E47])*[.C47]" office:value-type="currency" office:currency="EUR" office:value="2.25" calcext:value-type="currency">
            <text:p>€ 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DISCHARGE</text:p>
          </table:table-cell>
          <table:table-cell office:value-type="string" calcext:value-type="string">
            <text:p>350-2309-1-ND</text:p>
          </table:table-cell>
          <table:table-cell office:value-type="currency" office:currency="EUR" office:value="0.75" calcext:value-type="currency">
            <text:p>€ 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8];[.E48])" office:value-type="float" office:value="3" calcext:value-type="float">
            <text:p>3</text:p>
          </table:table-cell>
          <table:table-cell table:formula="of:=PRODUCT([.C48];[.D48])" office:value-type="currency" office:currency="EUR" office:value="0.75" calcext:value-type="currency">
            <text:p>€ 0.75</text:p>
          </table:table-cell>
          <table:table-cell table:formula="of:=PRODUCT([.D48:.E48])*[.C48]" office:value-type="currency" office:currency="EUR" office:value="2.25" calcext:value-type="currency">
            <text:p>€ 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K+5V</text:p>
          </table:table-cell>
          <table:table-cell office:value-type="string" calcext:value-type="string">
            <text:p>350-2311-1-ND </text:p>
          </table:table-cell>
          <table:table-cell office:value-type="currency" office:currency="EUR" office:value="0.75" calcext:value-type="currency">
            <text:p>€ 0.7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49];[.E49])" office:value-type="float" office:value="3" calcext:value-type="float">
            <text:p>3</text:p>
          </table:table-cell>
          <table:table-cell table:formula="of:=PRODUCT([.C49];[.D49])" office:value-type="currency" office:currency="EUR" office:value="0.75" calcext:value-type="currency">
            <text:p>€ 0.75</text:p>
          </table:table-cell>
          <table:table-cell table:formula="of:=PRODUCT([.D49:.E49])*[.C49]" office:value-type="currency" office:currency="EUR" office:value="2.25" calcext:value-type="currency">
            <text:p>€ 2.2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T8293A</text:p>
          </table:table-cell>
          <table:table-cell office:value-type="string" calcext:value-type="string">
            <text:p>1028-1152-1-ND</text:p>
          </table:table-cell>
          <table:table-cell office:value-type="currency" office:currency="EUR" office:value="0.78" calcext:value-type="currency">
            <text:p>€ 0.7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D50];[.E50])" office:value-type="float" office:value="6" calcext:value-type="float">
            <text:p>6</text:p>
          </table:table-cell>
          <table:table-cell table:formula="of:=PRODUCT([.C50];[.D50])" office:value-type="currency" office:currency="EUR" office:value="0.78" calcext:value-type="currency">
            <text:p>€ 0.78</text:p>
          </table:table-cell>
          <table:table-cell table:formula="of:=PRODUCT([.D50:.E50])*[.C50]" office:value-type="currency" office:currency="EUR" office:value="4.68" calcext:value-type="currency">
            <text:p>€ 4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2B-PH-K-S(LF)(SN)</text:p>
          </table:table-cell>
          <table:table-cell office:value-type="string" calcext:value-type="string">
            <text:p>455-1719-ND</text:p>
          </table:table-cell>
          <table:table-cell office:value-type="currency" office:currency="EUR" office:value="0.17" calcext:value-type="currency">
            <text:p>€ 0.1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51];[.E51])" office:value-type="float" office:value="10" calcext:value-type="float">
            <text:p>10</text:p>
          </table:table-cell>
          <table:table-cell table:formula="of:=PRODUCT([.C51];[.D51])" office:value-type="currency" office:currency="EUR" office:value="0.17" calcext:value-type="currency">
            <text:p>€ 0.17</text:p>
          </table:table-cell>
          <table:table-cell table:formula="of:=PRODUCT([.D51:.E51])*[.C51]" office:value-type="currency" office:currency="EUR" office:value="1.7" calcext:value-type="currency">
            <text:p>€ 1.7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HUNT</text:p>
          </table:table-cell>
          <table:table-cell office:value-type="string" calcext:value-type="string">
            <text:p>HCS1206FT1L00DKR-ND</text:p>
          </table:table-cell>
          <table:table-cell office:value-type="currency" office:currency="EUR" office:value="0.9" calcext:value-type="currency">
            <text:p>€ 0.9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52];[.E52])" office:value-type="float" office:value="6" calcext:value-type="float">
            <text:p>6</text:p>
          </table:table-cell>
          <table:table-cell table:formula="of:=PRODUCT([.C52];[.D52])" office:value-type="currency" office:currency="EUR" office:value="1.8" calcext:value-type="currency">
            <text:p>€ 1.80</text:p>
          </table:table-cell>
          <table:table-cell table:formula="of:=PRODUCT([.D52:.E52])*[.C52]" office:value-type="currency" office:currency="EUR" office:value="5.4" calcext:value-type="currency">
            <text:p>€ 5.4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1922EDH</text:p>
          </table:table-cell>
          <table:table-cell office:value-type="string" calcext:value-type="string">
            <text:p>SI1922EDH-T1-GE3CT-ND</text:p>
          </table:table-cell>
          <table:table-cell office:value-type="currency" office:currency="EUR" office:value="0.38" calcext:value-type="currency">
            <text:p>€ 0.38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PRODUCT([.D53];[.E53])" office:value-type="float" office:value="9" calcext:value-type="float">
            <text:p>9</text:p>
          </table:table-cell>
          <table:table-cell table:formula="of:=PRODUCT([.C53];[.D53])" office:value-type="currency" office:currency="EUR" office:value="1.14" calcext:value-type="currency">
            <text:p>€ 1.14</text:p>
          </table:table-cell>
          <table:table-cell table:formula="of:=PRODUCT([.D53:.E53])*[.C53]" office:value-type="currency" office:currency="EUR" office:value="3.42" calcext:value-type="currency">
            <text:p>€ 3.4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PS61032RSARPSDO-G16</text:p>
          </table:table-cell>
          <table:table-cell office:value-type="string" calcext:value-type="string">
            <text:p>296-14418-6-ND</text:p>
          </table:table-cell>
          <table:table-cell office:value-type="currency" office:currency="EUR" office:value="2.64" calcext:value-type="currency">
            <text:p>€ 2.6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54];[.E54])" office:value-type="float" office:value="3" calcext:value-type="float">
            <text:p>3</text:p>
          </table:table-cell>
          <table:table-cell table:formula="of:=PRODUCT([.C54];[.D54])" office:value-type="currency" office:currency="EUR" office:value="2.64" calcext:value-type="currency">
            <text:p>€ 2.64</text:p>
          </table:table-cell>
          <table:table-cell table:formula="of:=PRODUCT([.D54:.E54])*[.C54]" office:value-type="currency" office:currency="EUR" office:value="7.92" calcext:value-type="currency">
            <text:p>€ 7.9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.3nF</text:p>
          </table:table-cell>
          <table:table-cell office:value-type="string" calcext:value-type="string">
            <text:p>490-3248-1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55];[.E55])" office:value-type="float" office:value="10" calcext:value-type="float">
            <text:p>10</text:p>
          </table:table-cell>
          <table:table-cell table:formula="of:=PRODUCT([.C55];[.D55])" office:value-type="currency" office:currency="EUR" office:value="0.09" calcext:value-type="currency">
            <text:p>€ 0.09</text:p>
          </table:table-cell>
          <table:table-cell table:formula="of:=PRODUCT([.D55:.E55])*[.C55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1.8kR</text:p>
          </table:table-cell>
          <table:table-cell office:value-type="string" calcext:value-type="string">
            <text:p>P11.8KDCCT-ND</text:p>
          </table:table-cell>
          <table:table-cell office:value-type="currency" office:currency="EUR" office:value="0.4" calcext:value-type="currency">
            <text:p>€ 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56];[.E56])" office:value-type="float" office:value="3" calcext:value-type="float">
            <text:p>3</text:p>
          </table:table-cell>
          <table:table-cell table:formula="of:=PRODUCT([.C56];[.D56])" office:value-type="currency" office:currency="EUR" office:value="0.4" calcext:value-type="currency">
            <text:p>€ 0.40</text:p>
          </table:table-cell>
          <table:table-cell table:formula="of:=PRODUCT([.D56:.E56])*[.C56]" office:value-type="currency" office:currency="EUR" office:value="1.2" calcext:value-type="currency">
            <text:p>€ 1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62kR</text:p>
          </table:table-cell>
          <table:table-cell office:value-type="string" calcext:value-type="string">
            <text:p>311-62KJ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57];[.E57])" office:value-type="float" office:value="10" calcext:value-type="float">
            <text:p>10</text:p>
          </table:table-cell>
          <table:table-cell table:formula="of:=PRODUCT([.C57];[.D57])" office:value-type="currency" office:currency="EUR" office:value="0.09" calcext:value-type="currency">
            <text:p>€ 0.09</text:p>
          </table:table-cell>
          <table:table-cell table:formula="of:=PRODUCT([.D57:.E57])*[.C57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0kR</text:p>
          </table:table-cell>
          <table:table-cell office:value-type="string" calcext:value-type="string">
            <text:p>311-2.20KL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58];[.E58])" office:value-type="float" office:value="10" calcext:value-type="float">
            <text:p>10</text:p>
          </table:table-cell>
          <table:table-cell table:formula="of:=PRODUCT([.C58];[.D58])" office:value-type="currency" office:currency="EUR" office:value="0.09" calcext:value-type="currency">
            <text:p>€ 0.09</text:p>
          </table:table-cell>
          <table:table-cell table:formula="of:=PRODUCT([.D58:.E58])*[.C58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kR/NTC</text:p>
          </table:table-cell>
          <table:table-cell office:value-type="string" calcext:value-type="string">
            <text:p>541-1107-1-ND</text:p>
          </table:table-cell>
          <table:table-cell office:value-type="currency" office:currency="EUR" office:value="1.06" calcext:value-type="currency">
            <text:p>€ 1.0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59];[.E59])" office:value-type="float" office:value="3" calcext:value-type="float">
            <text:p>3</text:p>
          </table:table-cell>
          <table:table-cell table:formula="of:=PRODUCT([.C59];[.D59])" office:value-type="currency" office:currency="EUR" office:value="1.06" calcext:value-type="currency">
            <text:p>€ 1.06</text:p>
          </table:table-cell>
          <table:table-cell table:formula="of:=PRODUCT([.D59:.E59])*[.C59]" office:value-type="currency" office:currency="EUR" office:value="3.18" calcext:value-type="currency">
            <text:p>€ 3.1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.2uF</text:p>
          </table:table-cell>
          <table:table-cell office:value-type="string" calcext:value-type="string">
            <text:p>587-1293-1-ND</text:p>
          </table:table-cell>
          <table:table-cell office:value-type="currency" office:currency="EUR" office:value="0.15" calcext:value-type="currency">
            <text:p>€ 0.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D60];[.E60])" office:value-type="float" office:value="6" calcext:value-type="float">
            <text:p>6</text:p>
          </table:table-cell>
          <table:table-cell table:formula="of:=PRODUCT([.C60];[.D60])" office:value-type="currency" office:currency="EUR" office:value="0.15" calcext:value-type="currency">
            <text:p>€ 0.15</text:p>
          </table:table-cell>
          <table:table-cell table:formula="of:=PRODUCT([.D60:.E60])*[.C60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7039-ND </text:p>
          </table:table-cell>
          <table:table-cell office:value-type="currency" office:currency="EUR" office:value="0.65" calcext:value-type="currency">
            <text:p>€ 0.6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61];[.E61])" office:value-type="float" office:value="3" calcext:value-type="float">
            <text:p>3</text:p>
          </table:table-cell>
          <table:table-cell table:formula="of:=PRODUCT([.C61];[.D61])" office:value-type="currency" office:currency="EUR" office:value="0.65" calcext:value-type="currency">
            <text:p>€ 0.65</text:p>
          </table:table-cell>
          <table:table-cell table:formula="of:=PRODUCT([.D61:.E61])*[.C61]" office:value-type="currency" office:currency="EUR" office:value="1.95" calcext:value-type="currency">
            <text:p>€ 1.95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7041-ND </text:p>
          </table:table-cell>
          <table:table-cell office:value-type="currency" office:currency="EUR" office:value="0.83" calcext:value-type="currency">
            <text:p>€ 0.8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62];[.E62])" office:value-type="float" office:value="6" calcext:value-type="float">
            <text:p>6</text:p>
          </table:table-cell>
          <table:table-cell table:formula="of:=PRODUCT([.C62];[.D62])" office:value-type="currency" office:currency="EUR" office:value="1.66" calcext:value-type="currency">
            <text:p>€ 1.66</text:p>
          </table:table-cell>
          <table:table-cell table:formula="of:=PRODUCT([.D62:.E62])*[.C62]" office:value-type="currency" office:currency="EUR" office:value="4.98" calcext:value-type="currency">
            <text:p>€ 4.9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SAM1209-10-ND </text:p>
          </table:table-cell>
          <table:table-cell office:value-type="currency" office:currency="EUR" office:value="2.48" calcext:value-type="currency">
            <text:p>€ 2.4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63];[.E63])" office:value-type="float" office:value="3" calcext:value-type="float">
            <text:p>3</text:p>
          </table:table-cell>
          <table:table-cell table:formula="of:=PRODUCT([.C63];[.D63])" office:value-type="currency" office:currency="EUR" office:value="2.48" calcext:value-type="currency">
            <text:p>€ 2.48</text:p>
          </table:table-cell>
          <table:table-cell table:formula="of:=PRODUCT([.D63:.E63])*[.C63]" office:value-type="currency" office:currency="EUR" office:value="7.44" calcext:value-type="currency">
            <text:p>€ 7.4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nF</text:p>
          </table:table-cell>
          <table:table-cell office:value-type="string" calcext:value-type="string">
            <text:p>445-8095-1-ND</text:p>
          </table:table-cell>
          <table:table-cell office:value-type="currency" office:currency="EUR" office:value="0.17" calcext:value-type="currency">
            <text:p>€ 0.1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PRODUCT([.D64];[.E64])" office:value-type="float" office:value="6" calcext:value-type="float">
            <text:p>6</text:p>
          </table:table-cell>
          <table:table-cell table:formula="of:=PRODUCT([.C64];[.D64])" office:value-type="currency" office:currency="EUR" office:value="0.34" calcext:value-type="currency">
            <text:p>€ 0.34</text:p>
          </table:table-cell>
          <table:table-cell table:formula="of:=PRODUCT([.D64:.E64])*[.C64]" office:value-type="currency" office:currency="EUR" office:value="1.02" calcext:value-type="currency">
            <text:p>€ 1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80R</text:p>
          </table:table-cell>
          <table:table-cell office:value-type="string" calcext:value-type="string">
            <text:p>RMCF0805JT180RCT-ND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PRODUCT([.D65];[.E65])" office:value-type="float" office:value="10" calcext:value-type="float">
            <text:p>10</text:p>
          </table:table-cell>
          <table:table-cell table:formula="of:=PRODUCT([.C65];[.D65])" office:value-type="currency" office:currency="EUR" office:value="0.09" calcext:value-type="currency">
            <text:p>€ 0.09</text:p>
          </table:table-cell>
          <table:table-cell table:formula="of:=PRODUCT([.D65:.E65])*[.C65]" office:value-type="currency" office:currency="EUR" office:value="0.9" calcext:value-type="currency">
            <text:p>€ 0.9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uF</text:p>
          </table:table-cell>
          <table:table-cell office:value-type="string" calcext:value-type="string">
            <text:p>732-7945-1-ND </text:p>
          </table:table-cell>
          <table:table-cell office:value-type="currency" office:currency="EUR" office:value="0.13" calcext:value-type="currency">
            <text:p>€ 0.1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D66];[.E66])" office:value-type="float" office:value="12" calcext:value-type="float">
            <text:p>12</text:p>
          </table:table-cell>
          <table:table-cell table:formula="of:=PRODUCT([.C66];[.D66])" office:value-type="currency" office:currency="EUR" office:value="0.26" calcext:value-type="currency">
            <text:p>€ 0.26</text:p>
          </table:table-cell>
          <table:table-cell table:formula="of:=PRODUCT([.D66:.E66])*[.C66]" office:value-type="currency" office:currency="EUR" office:value="1.56" calcext:value-type="currency">
            <text:p>€ 1.5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0R</text:p>
          </table:table-cell>
          <table:table-cell office:value-type="string" calcext:value-type="string">
            <text:p>311-330GR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D67];[.E67])" office:value-type="float" office:value="12" calcext:value-type="float">
            <text:p>12</text:p>
          </table:table-cell>
          <table:table-cell table:formula="of:=PRODUCT([.C67];[.D67])" office:value-type="currency" office:currency="EUR" office:value="0.18" calcext:value-type="currency">
            <text:p>€ 0.18</text:p>
          </table:table-cell>
          <table:table-cell table:formula="of:=PRODUCT([.D67:.E67])*[.C67]" office:value-type="currency" office:currency="EUR" office:value="1.08" calcext:value-type="currency">
            <text:p>€ 1.08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ADNS-3080</text:p>
          </table:table-cell>
          <table:table-cell table:style-name="ce3"/>
          <table:table-cell table:style-name="ce7" office:value-type="currency" office:currency="EUR" office:value="0" calcext:value-type="currency">
            <text:p>€ 0.00</text:p>
          </table:table-cell>
          <table:table-cell table:style-name="ce11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formula="of:=PRODUCT([.D68];[.E68])" office:value-type="float" office:value="2" calcext:value-type="float">
            <text:p>2</text:p>
          </table:table-cell>
          <table:table-cell table:formula="of:=PRODUCT([.C68];[.D68])" office:value-type="currency" office:currency="EUR" office:value="0" calcext:value-type="currency">
            <text:p>€ 0.00</text:p>
          </table:table-cell>
          <table:table-cell table:style-name="ce24" table:formula="of:=PRODUCT([.D68:.E68])*[.C68]" office:value-type="currency" office:currency="EUR" office:value="0" calcext:value-type="currency">
            <text:p>€ 0.0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BR0520LT</text:p>
          </table:table-cell>
          <table:table-cell office:value-type="string" calcext:value-type="string">
            <text:p>568-4109-1-ND</text:p>
          </table:table-cell>
          <table:table-cell office:value-type="currency" office:currency="EUR" office:value="0.41" calcext:value-type="currency">
            <text:p>€ 0.4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PRODUCT([.D69];[.E69])" office:value-type="float" office:value="6" calcext:value-type="float">
            <text:p>6</text:p>
          </table:table-cell>
          <table:table-cell table:formula="of:=PRODUCT([.C69];[.D69])" office:value-type="currency" office:currency="EUR" office:value="0.41" calcext:value-type="currency">
            <text:p>€ 0.41</text:p>
          </table:table-cell>
          <table:table-cell table:formula="of:=PRODUCT([.D69:.E69])*[.C69]" office:value-type="currency" office:currency="EUR" office:value="2.46" calcext:value-type="currency">
            <text:p>€ 2.4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C5205-3.3YM5TR</text:p>
          </table:table-cell>
          <table:table-cell office:value-type="string" calcext:value-type="string">
            <text:p>576-1259-1-ND </text:p>
          </table:table-cell>
          <table:table-cell office:value-type="currency" office:currency="EUR" office:value="0.38" calcext:value-type="currency">
            <text:p>€ 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70];[.E70])" office:value-type="float" office:value="3" calcext:value-type="float">
            <text:p>3</text:p>
          </table:table-cell>
          <table:table-cell table:formula="of:=PRODUCT([.C70];[.D70])" office:value-type="currency" office:currency="EUR" office:value="0.38" calcext:value-type="currency">
            <text:p>€ 0.38</text:p>
          </table:table-cell>
          <table:table-cell table:formula="of:=PRODUCT([.D70:.E70])*[.C70]" office:value-type="currency" office:currency="EUR" office:value="1.14" calcext:value-type="currency">
            <text:p>€ 1.1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SON</text:p>
          </table:table-cell>
          <table:table-cell office:value-type="string" calcext:value-type="string">
            <text:p>535-10012-1-ND</text:p>
          </table:table-cell>
          <table:table-cell office:value-type="currency" office:currency="EUR" office:value="0.4" calcext:value-type="currency">
            <text:p>€ 0.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71];[.E71])" office:value-type="float" office:value="3" calcext:value-type="float">
            <text:p>3</text:p>
          </table:table-cell>
          <table:table-cell table:formula="of:=PRODUCT([.C71];[.D71])" office:value-type="currency" office:currency="EUR" office:value="0.4" calcext:value-type="currency">
            <text:p>€ 0.40</text:p>
          </table:table-cell>
          <table:table-cell table:formula="of:=PRODUCT([.D71:.E71])*[.C71]" office:value-type="currency" office:currency="EUR" office:value="1.2" calcext:value-type="currency">
            <text:p>€ 1.2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1922EDH</text:p>
          </table:table-cell>
          <table:table-cell office:value-type="string" calcext:value-type="string">
            <text:p>SI1922EDH-T1-GE3CT-ND</text:p>
          </table:table-cell>
          <table:table-cell office:value-type="currency" office:currency="EUR" office:value="0.38" calcext:value-type="currency">
            <text:p>€ 0.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72];[.E72])" office:value-type="float" office:value="3" calcext:value-type="float">
            <text:p>3</text:p>
          </table:table-cell>
          <table:table-cell table:formula="of:=PRODUCT([.C72];[.D72])" office:value-type="currency" office:currency="EUR" office:value="0.38" calcext:value-type="currency">
            <text:p>€ 0.38</text:p>
          </table:table-cell>
          <table:table-cell table:formula="of:=PRODUCT([.D72:.E72])*[.C72]" office:value-type="currency" office:currency="EUR" office:value="1.14" calcext:value-type="currency">
            <text:p>€ 1.14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952-1706-ND</text:p>
          </table:table-cell>
          <table:table-cell office:value-type="currency" office:currency="EUR" office:value="2.51" calcext:value-type="currency">
            <text:p>€ 2.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PRODUCT([.D73];[.E73])" office:value-type="float" office:value="2" calcext:value-type="float">
            <text:p>2</text:p>
          </table:table-cell>
          <table:table-cell table:formula="of:=PRODUCT([.C73];[.D73])" office:value-type="currency" office:currency="EUR" office:value="2.51" calcext:value-type="currency">
            <text:p>€ 2.51</text:p>
          </table:table-cell>
          <table:table-cell table:formula="of:=PRODUCT([.D73:.E73])*[.C73]" office:value-type="currency" office:currency="EUR" office:value="5.02" calcext:value-type="currency">
            <text:p>€ 5.0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kR</text:p>
          </table:table-cell>
          <table:table-cell office:value-type="string" calcext:value-type="string">
            <text:p>RMCF0805JT10K0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PRODUCT([.D74];[.E74])" office:value-type="float" office:value="12" calcext:value-type="float">
            <text:p>12</text:p>
          </table:table-cell>
          <table:table-cell table:formula="of:=PRODUCT([.C74];[.D74])" office:value-type="currency" office:currency="EUR" office:value="0.18" calcext:value-type="currency">
            <text:p>€ 0.18</text:p>
          </table:table-cell>
          <table:table-cell table:formula="of:=PRODUCT([.D74:.E74])*[.C74]" office:value-type="currency" office:currency="EUR" office:value="1.08" calcext:value-type="currency">
            <text:p>€ 1.08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160-1457-1-ND</text:p>
          </table:table-cell>
          <table:table-cell office:value-type="currency" office:currency="EUR" office:value="0.32" calcext:value-type="currency">
            <text:p>€ 0.3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PRODUCT([.D75];[.E75])" office:value-type="float" office:value="24" calcext:value-type="float">
            <text:p>24</text:p>
          </table:table-cell>
          <table:table-cell table:formula="of:=PRODUCT([.C75];[.D75])" office:value-type="currency" office:currency="EUR" office:value="2.56" calcext:value-type="currency">
            <text:p>€ 2.56</text:p>
          </table:table-cell>
          <table:table-cell table:formula="of:=PRODUCT([.D75:.E75])*[.C75]" office:value-type="currency" office:currency="EUR" office:value="7.68" calcext:value-type="currency">
            <text:p>€ 7.6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00uF</text:p>
          </table:table-cell>
          <table:table-cell office:value-type="string" calcext:value-type="string">
            <text:p>478-5236-1-ND</text:p>
          </table:table-cell>
          <table:table-cell office:value-type="currency" office:currency="EUR" office:value="1.03" calcext:value-type="currency">
            <text:p>€ 1.0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76];[.E76])" office:value-type="float" office:value="3" calcext:value-type="float">
            <text:p>3</text:p>
          </table:table-cell>
          <table:table-cell table:formula="of:=PRODUCT([.C76];[.D76])" office:value-type="currency" office:currency="EUR" office:value="1.03" calcext:value-type="currency">
            <text:p>€ 1.03</text:p>
          </table:table-cell>
          <table:table-cell table:formula="of:=PRODUCT([.D76:.E76])*[.C76]" office:value-type="currency" office:currency="EUR" office:value="3.09" calcext:value-type="currency">
            <text:p>€ 3.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330R</text:p>
          </table:table-cell>
          <table:table-cell office:value-type="string" calcext:value-type="string">
            <text:p>311-330GRCT-ND </text:p>
          </table:table-cell>
          <table:table-cell office:value-type="currency" office:currency="EUR" office:value="0.09" calcext:value-type="currency">
            <text:p>€ 0.0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PRODUCT([.D77];[.E77])" office:value-type="float" office:value="48" calcext:value-type="float">
            <text:p>48</text:p>
          </table:table-cell>
          <table:table-cell table:formula="of:=PRODUCT([.C77];[.D77])" office:value-type="currency" office:currency="EUR" office:value="0.72" calcext:value-type="currency">
            <text:p>€ 0.72</text:p>
          </table:table-cell>
          <table:table-cell table:formula="of:=PRODUCT([.D77:.E77])*[.C77]" office:value-type="currency" office:currency="EUR" office:value="4.32" calcext:value-type="currency">
            <text:p>€ 4.3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CP23017ML</text:p>
          </table:table-cell>
          <table:table-cell office:value-type="string" calcext:value-type="string">
            <text:p>MCP23017-E/ML-ND </text:p>
          </table:table-cell>
          <table:table-cell office:value-type="currency" office:currency="EUR" office:value="1.35" calcext:value-type="currency">
            <text:p>€ 1.3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PRODUCT([.D78];[.E78])" office:value-type="float" office:value="3" calcext:value-type="float">
            <text:p>3</text:p>
          </table:table-cell>
          <table:table-cell table:formula="of:=PRODUCT([.C78];[.D78])" office:value-type="currency" office:currency="EUR" office:value="1.35" calcext:value-type="currency">
            <text:p>€ 1.35</text:p>
          </table:table-cell>
          <table:table-cell table:formula="of:=PRODUCT([.D78:.E78])*[.C78]" office:value-type="currency" office:currency="EUR" office:value="4.05" calcext:value-type="currency">
            <text:p>€ 4.05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[10kR]</text:p>
          </table:table-cell>
          <table:table-cell table:style-name="ce4" office:value-type="string" calcext:value-type="string">
            <text:p>311-10KJRCT-ND</text:p>
          </table:table-cell>
          <table:table-cell table:style-name="ce8" office:value-type="currency" office:currency="EUR" office:value="0.09" calcext:value-type="currency">
            <text:p>€ 0.09</text:p>
          </table:table-cell>
          <table:table-cell table:style-name="ce12" office:value-type="float" office:value="8" calcext:value-type="float">
            <text:p>8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PRODUCT([.D79];[.E79])" office:value-type="float" office:value="48" calcext:value-type="float">
            <text:p>48</text:p>
          </table:table-cell>
          <table:table-cell table:style-name="ce21" table:formula="of:=PRODUCT([.C79];[.D79])" office:value-type="currency" office:currency="EUR" office:value="0.72" calcext:value-type="currency">
            <text:p>€ 0.72</text:p>
          </table:table-cell>
          <table:table-cell table:style-name="ce25" table:formula="of:=PRODUCT([.D79:.E79])*[.C79]" office:value-type="currency" office:currency="EUR" office:value="4.32" calcext:value-type="currency">
            <text:p>€ 4.32</text:p>
          </table:table-cell>
          <table:table-cell table:style-name="ce17" table:number-columns-repeated="1016"/>
        </table:table-row>
        <table:table-row table:style-name="ro1">
          <table:table-cell table:style-name="ce5" table:number-columns-repeated="3"/>
          <table:table-cell table:style-name="ce13"/>
          <table:table-cell table:style-name="ce18" office:value-type="string" calcext:value-type="string">
            <text:p>Total:</text:p>
          </table:table-cell>
          <table:table-cell table:style-name="ce18"/>
          <table:table-cell table:formula="of:=SUM([.G2:.G79])" office:value-type="currency" office:currency="EUR" office:value="83.8" calcext:value-type="currency">
            <text:p>€ 83.80</text:p>
          </table:table-cell>
          <table:table-cell table:style-name="ce26" table:formula="of:=SUM([.H2:.H79])" office:value-type="currency" office:currency="EUR" office:value="259.99" calcext:value-type="currency">
            <text:p>€ 259.99</text:p>
          </table:table-cell>
          <table:table-cell table:number-columns-repeated="1016"/>
        </table:table-row>
        <table:table-row table:style-name="ro1">
          <table:table-cell table:style-name="Default" table:number-columns-repeated="3"/>
          <table:table-cell table:style-name="ce14"/>
          <table:table-cell table:style-name="ce19" table:number-columns-repeated="2"/>
          <table:table-cell table:style-name="ce22" table:number-columns-repeated="2"/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xmlns:gnm="http://www.gnumeric.org/odf-extension/1.0" office:version="1.2">
  <office:font-face-decls>
    <style:font-face style:name="Sans" svg:font-family="San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13:15:25.660416106</meta:creation-date>
    <dc:date>2017-02-08T13:18:56.689146583</dc:date>
    <meta:editing-duration>PT53S</meta:editing-duration>
    <meta:editing-cycles>1</meta:editing-cycles>
    <meta:document-statistic meta:table-count="1" meta:cell-count="625" meta:object-count="0"/>
    <meta:generator>LibreOffice/4.3.3.2$Linux_X86_64 LibreOffice_project/430m0$Build-2</meta:generator>
  </office:meta>
</office:document-meta>
</file>